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F0000008A7BA85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0"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1" style:font-size-asian="7pt" style:font-name-complex="Symbol1"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4">and </text:span><text:span text:style-name="T15">Second</text:span><text:span text:style-name="T14"> Author</text:span><text:span text:style-name="Author-superscripts">a,b</text:span></text:p>
        <text:list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42nd International Conference on High Energy Physics (ICHEP2024)</text:p>
        <text:p text:style-name="P8">18-24 July 2024</text:p>
        <text:p text:style-name="P8">Prague, Czech Republic</text:p>
        <text:p text:style-name="P10"/>
      </text:section>
      <text:list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p text:style-name="P20">F. Baggins, <text:span text:style-name="T10">Quantum effects of the One Ring</text:span>, <text:span text:style-name="T10">JHEP </text:span><text:span text:style-name="T11">01 </text:span>(3021) 006 [<text:span text:style-name="T12">hep-th/2001033</text:span>]</text:p>
        </text:list-item>
        <text:list-item>
          <text:p text:style-name="P20">B. Baggins, <text:span text:style-name="T10">There and back again</text:span>, Imladris Editions, Rivendell 3018.</text:p>
        </text:list-item>
        <text:list-item>
          <text:p text:style-name="P20">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loext:hyphenation-no-last-word="false" loext:hyphenation-word-char-count="no-limit" loext:hyphenation-zone="no-limit"/>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loext:hyphenation-no-last-word="false" loext:hyphenation-word-char-count="no-limit" loext:hyphenation-zone="no-limit"/>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1" style:font-size-asian="7pt" style:font-name-complex="Symbol1"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0</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7BA85E3D.png" xlink:type="simple" xlink:show="embed" xlink:actuate="onLoad" draw: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span text:style-name="Internet_20_link"><text:span text:style-name="MT7">s</text:span></text:span><text:span text:style-name="Internet_20_link"><text:span text:style-name="MT6">://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8"><text:s text:c="5"/></text:span><text:span text:style-name="MT8"><text:page-number text:select-page="current">0</text:page-number></text:span><text:span text:style-name="MT8"><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24.2.5.2$Linux_X86_64 LibreOffice_project/420$Build-2</meta:generator>
    <meta:document-statistic meta:table-count="0" meta:image-count="1" meta:object-count="0" meta:page-count="2" meta:paragraph-count="26" meta:word-count="529" meta:character-count="3582" meta:non-whitespace-character-count="30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